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cmex10" svg:font-family="cmex10" style:font-pitch="variable"/>
    <style:font-face style:name="cmr10" svg:font-family="cmr10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bold" style:font-weight-asian="bold" style:font-weight-complex="bold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8pt" fo:font-weight="bold" officeooo:paragraph-rsid="0011af5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8pt" fo:font-weight="bold" officeooo:paragraph-rsid="0011af5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8pt" fo:font-weight="bold" officeooo:rsid="00175c45" officeooo:paragraph-rsid="00175c45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DejaVu Sans" fo:font-size="16pt" style:font-size-asian="16pt" style:font-size-complex="16pt"/>
    </style:style>
    <style:style style:name="P8" style:family="paragraph" style:parent-style-name="Standard">
      <style:text-properties style:font-name="DejaVu Sans" fo:font-size="16pt" officeooo:rsid="001521f9" officeooo:paragraph-rsid="001521f9" style:font-size-asian="16pt" style:font-size-complex="16pt"/>
    </style:style>
    <style:style style:name="P9" style:family="paragraph" style:parent-style-name="Standard">
      <style:text-properties style:font-name="DejaVu Sans" fo:font-size="16pt" officeooo:rsid="0015411a" officeooo:paragraph-rsid="0015411a" style:font-size-asian="16pt" style:font-size-complex="16pt"/>
    </style:style>
    <style:style style:name="P10" style:family="paragraph" style:parent-style-name="Standard">
      <style:text-properties style:font-name="DejaVu Sans" fo:font-size="16pt" fo:font-weight="bold" officeooo:paragraph-rsid="0011af51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DejaVu Sans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DejaVu Sans" officeooo:rsid="0012f6b1" officeooo:paragraph-rsid="0012f6b1"/>
    </style:style>
    <style:style style:name="P13" style:family="paragraph" style:parent-style-name="Standard">
      <style:text-properties style:font-name="DejaVu Sans" officeooo:paragraph-rsid="0012f6b1"/>
    </style:style>
    <style:style style:name="P14" style:family="paragraph" style:parent-style-name="Standard">
      <style:text-properties style:font-name="DejaVu Sans" officeooo:paragraph-rsid="001521f9"/>
    </style:style>
    <style:style style:name="P15" style:family="paragraph" style:parent-style-name="Standard">
      <style:text-properties style:font-name="DejaVu Sans" fo:font-size="12pt" style:font-size-asian="12pt" style:font-size-complex="12pt"/>
    </style:style>
    <style:style style:name="P16" style:family="paragraph" style:parent-style-name="Standard">
      <style:text-properties style:font-name="DejaVu Sans" fo:font-size="12pt" officeooo:paragraph-rsid="00175c45" style:font-size-asian="12pt" style:font-size-complex="12pt"/>
    </style:style>
    <style:style style:name="P17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1af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f6b1" style:font-weight-asian="bold" style:font-weight-complex="bold"/>
    </style:style>
    <style:style style:name="T5" style:family="text">
      <style:text-properties officeooo:rsid="0012f6b1"/>
    </style:style>
    <style:style style:name="T6" style:family="text">
      <style:text-properties officeooo:rsid="001521f9"/>
    </style:style>
    <style:style style:name="T7" style:family="text">
      <style:text-properties officeooo:rsid="0015411a"/>
    </style:style>
    <style:style style:name="T8" style:family="text">
      <style:text-properties officeooo:rsid="001728ab"/>
    </style:style>
    <style:style style:name="T9" style:family="text">
      <style:text-properties officeooo:rsid="00175c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ΑΝΑΦΟΡΑ <text:span text:style-name="T2">1ου ΠΑΡΑΔΟΤΕΟΥ</text:span></text:p>
      <text:p text:style-name="P6">ΤΟΥΛΚΕΡΙΔΗΣ ΝΙΚΟΣ 10718 ΗΜΜΥ</text:p>
      <text:p text:style-name="P6">11/2025</text:p>
      <text:p text:style-name="P4"/>
      <text:p text:style-name="P10"><text:span text:style-name="T5">1. </text:span>ΚΡΥΠΤΟΑΝΑΛΥΣΗ VIGENERE CIPHER</text:p>
      <text:p text:style-name="P1"/>
      <text:p text:style-name="P7">ΕΙΣΑΓΩΓΗ</text:p>
      <text:p text:style-name="P1"/>
      <text:p text:style-name="P1">Στην πρώτη εργασία μας δόθηκε το κρυπτογράφημα "<text:span text:style-name="T3">LXFOPVEFRNHR</text:span>" και μας ζητήθηκε να ανακτήσουμε το κλειδί κρυπτογράφησης Vigenère, γνωρίζοντας ότι το <text:span text:style-name="T3">μήκος</text:span> του κλειδιού είναι<text:span text:style-name="T3"> 5 </text:span>γράμματα και ότι το αρχικό κείμενο είναι αγγλικό χωρίς σημεία στίξης.</text:p>
      <text:p text:style-name="P1"/>
      <text:p text:style-name="P7">ΜΕΘΟΔΟΛΟΓΙΑ</text:p>
      <text:p text:style-name="P1"/>
      <text:p text:style-name="P1">Για την επίλυση του προβλήματος, ακολούθησα τα παρακάτω βήματα:</text:p>
      <text:p text:style-name="P1"/>
      <text:p text:style-name="P1">1. ΚΑΝΟΝΙΚΟΠΟΙΗΣΗ ΚΡΥΠΤΟΓΡΑΦΗΜΑΤΟΣ</text:p>
      <text:p text:style-name="P1"><text:s text:c="3"/>Αρχικά, δημιούργησα τη συνάρτηση normalize_ciphertext() που κρατάει μόνο αλφαβητικούς χαρακτήρες και τους μετατρέπει σε κεφαλαία. Το κρυπτογράφημα μας είναι ήδη καθαρό: "LXFOPVEFRNHR"</text:p>
      <text:p text:style-name="P1"/>
      <text:p text:style-name="P1">2. ΑΠΟΚΡΥΠΤΟΓΡΑΦΗΣΗ VIGENERE</text:p>
      <text:p text:style-name="P1"><text:s text:c="3"/>Υλοποίησα τη συνάρτηση decrypt_vigenere() που δέχεται ένα κρυπτογράφημα και ένα υποψήφιο κλειδί. Για κάθε χαρακτήρα του κρυπτογραφήματος:</text:p>
      <text:p text:style-name="P1"><text:s text:c="3"/>- Υπολογίζω τη θέση του στο αλφάβητο (0-25)</text:p>
      <text:p text:style-name="P1"><text:s text:c="3"/>- Αφαιρώ την αντίστοιχη θέση του χαρακτήρα του κλειδιού (με modulo)</text:p>
      <text:p text:style-name="P1"><text:s text:c="3"/>- Μετατρέπω το αποτέλεσμα πίσω σε γράμμα</text:p>
      <text:p text:style-name="P1"/>
      <text:p text:style-name="P1">3. ΣΤΑΤΙΣΤΙΚΗ ΑΝΑΛΥΣΗ - CHI-SQUARE TEST</text:p>
      <text:p text:style-name="P1"><text:s text:c="3"/>Για να αξιολογήσω αν ένα αποκρυπτογραφημένο κείμενο είναι έγκυρο αγγλικό κείμενο, χρησιμοποίησα το τεστ χι-τετράγωνο (chi-square test). Η συνάρτηση chi_square_score() συγκρίνει τη συχνότητα εμφάνισης των γραμμάτων στο αποκρυπτογραφημένο κείμενο με την αναμενόμενη συχνότητα στην αγγλική γλώσσα. <text:span text:style-name="T3">Χαμηλότερη βαθμολογία σημαίνει καλύτερη αντιστοιχία με την αγγλική</text:span>.</text:p>
      <text:p text:style-name="P1"/>
      <text:p text:style-name="P1">4. ΛΕΞΙΚΟ ΥΠΟΨΗΦΙΩΝ ΚΛΕΙΔΙΩΝ</text:p>
      <text:p text:style-name="P1"><text:s text:c="3"/>Αντί να δοκιμάσω όλους τους πιθανούς συνδυασμούς 5 γραμμάτων (26^5 = </text:p>
      <text:p text:style-name="P1"><text:s text:c="3"/>11,881,376 περιπτώσεις), φόρτωσα ένα λεξικό με πραγματικές αγγλικές λέξεις 5 γραμμάτων από το αρχείο "wordlist_5_letter.txt". Αυτό μειώνει δραματικά τον χώρο αναζήτησης και βασίζεται στην <text:span text:style-name="T3">παραδοχή</text:span> ότι το κλειδί είναι μια έγκυρη αγγλική λέξη.</text:p>
      <text:p text:style-name="P1"/>
      <text:p text:style-name="P1">5. ΒΑΘΜΟΛΟΓΗΣΗ ΚΑΙ ΚΑΤΑΤΑΞΗ</text:p>
      <text:p text:style-name="P1"><text:s text:c="3"/>Η συνάρτηση rank_keys_by_plaintext() δοκιμάζει όλες τις υποψήφιες λέξεις ως κλειδιά, αποκρυπτογραφεί το κείμενο με το καθένα, υπολογίζει το chi-<text:soft-page-break/><text:span text:style-name="T2">s</text:span>quare score και επιστρέφει τα 5 καλύτερα αποτελέσματα ταξινομημένα κατά αύξουσα βαθμολογία.</text:p>
      <text:p text:style-name="P1"/>
      <text:p text:style-name="P1"/>
      <text:p text:style-name="P1"><text:span text:style-name="T1">ΤΕΛΙΚΑ ΑΠΟΤΕΛΕΣΜΑΤΑ</text:span></text:p>
      <text:p text:style-name="P1"><text:span text:style-name="T1"/></text:p>
      <text:p text:style-name="P1"/>
      <text:p text:style-name="P1">Το πρόγραμμα εντόπισε το σωστό κλειδί και αποκρυπτογράφησε επιτυχώς το μήνυμα:</text:p>
      <text:p text:style-name="P1"/>
      <text:p text:style-name="P1">ΒΕΛΤΙΣΤΟ ΚΛΕΙΔΙ: <text:span text:style-name="T3">LEMON</text:span></text:p>
      <text:p text:style-name="P1">ΒΑΘΜΟΛΟΓΙΑ: 33.12</text:p>
      <text:p text:style-name="P1">ΑΠΟΚΡΥΠΤΟΓΡΑΦΗΜΕΝΟ ΜΗΝΥΜΑ: <text:span text:style-name="T3">ATTACKATDAWN</text:span></text:p>
      <text:p text:style-name="P1"/>
      <text:p text:style-name="P1">Το αποτέλεσμα "ATTACKATDAWN" (Attack at Dawn<text:span text:style-name="T2">) </text:span>είναι σαφώς ένα νοηματικό αγγλικό μήνυμα, επιβεβαιώνοντας την ορθότητα του κλειδιού.</text:p>
      <text:p text:style-name="P1"/>
      <text:p text:style-name="P1">Άλλα πιθανά κλειδιά που εξετάστηκαν (με χειρότερες βαθμολογίες):</text:p>
      <text:p text:style-name="P1"/>
      <text:p text:style-name="P1">2. AMBER: score=33.63, plaintext=LLEKYVSENWHF (μη νοηματικό)</text:p>
      <text:p text:style-name="P1">3. DREAM: score=52.29, plaintext=IGBODSNBRBEA (μη νοηματικό)</text:p>
      <text:p text:style-name="P1">4. ZEBRA: score=68.63, plaintext=MTEXPWAEANIN (μη νοηματικό)</text:p>
      <text:p text:style-name="P1">5. BLACK: score=73.07, plaintext=KMFMFUTFPDGG (μη νοηματικό)</text:p>
      <text:p text:style-name="P1"/>
      <text:p text:style-name="P1">Παρατηρούμε ότι το "LEMON" έχει τη χαμηλότερη βαθμολογία chi-square (33.12), υποδεικνύοντας την καλύτερη αντιστοιχία με τη στατιστική κατανομή της αγγλικής γλώσσας. Το αμέσως επόμενο κλειδί <text:span text:style-name="T3">"AMBER" </text:span>έχει score 33.63, πολύ κοντά, αλλά παράγει ένα <text:span text:style-name="T3">εντελώς</text:span> <text:span text:style-name="T3">ακατανόητο</text:span> <text:span text:style-name="T3">κείμενο</text:span>.</text:p>
      <text:p text:style-name="P1"/>
      <text:p text:style-name="P1"/>
      <text:p text:style-name="P1"/>
      <text:p text:style-name="P1"><text:span text:style-name="T1">ΕΠΑΛΗΘΕΥΣΗ</text:span></text:p>
      <text:p text:style-name="P1"><text:span text:style-name="T1"/></text:p>
      <text:p text:style-name="P1"/>
      <text:p text:style-name="P1">Για να επαληθεύσουμε το αποτέλεσμα, μπορούμε να κρυπτογραφήσουμε το </text:p>
      <text:p text:style-name="P1">"ATTACKATDAWN" με το κλειδί "LEMON":</text:p>
      <text:p text:style-name="P1"/>
      <text:p text:style-name="P1">A(0) + L(11) mod 26 <text:s text:c="3"/>= 11 = <text:span text:style-name="T3">L</text:span></text:p>
      <text:p text:style-name="P1">T(19) + E(4) mod 26 <text:s text:c="3"/>= 23 = <text:span text:style-name="T3">X</text:span></text:p>
      <text:p text:style-name="P1">T(19) + M(12) mod 26 = 5 <text:s text:c="2"/>= <text:span text:style-name="T3">F</text:span></text:p>
      <text:p text:style-name="P1">A(0) + O(14) mod 26 <text:s text:c="2"/>= 14 = <text:span text:style-name="T3">O</text:span></text:p>
      <text:p text:style-name="P1">C(2) + N(13) mod 26 <text:s text:c="2"/>= 15 = <text:span text:style-name="T3">P</text:span></text:p>
      <text:p text:style-name="P1"><text:span text:style-name="T5">K(10) + L(11) mod 26 <text:s/>= 21 = </text:span><text:span text:style-name="T4">V</text:span></text:p>
      <text:p text:style-name="P12">A(0) + E(4) mod 26 <text:s text:c="5"/>= 4 <text:s text:c="2"/>= <text:span text:style-name="T3">E</text:span></text:p>
      <text:p text:style-name="P12">T(19) + M(12) mod 26 = 5 <text:s text:c="2"/>= <text:span text:style-name="T3">F</text:span></text:p>
      <text:p text:style-name="P12">D(3) + O(14) mod 26 <text:s text:c="2"/>= 17 = <text:span text:style-name="T3">R</text:span></text:p>
      <text:p text:style-name="P12">A(0) + N(13) mod 26 <text:s text:c="2"/>= 13 = <text:span text:style-name="T3">N</text:span></text:p>
      <text:p text:style-name="P12">W(22) + L(11) mod 26 = 7 <text:s text:c="2"/>= <text:span text:style-name="T3">H</text:span></text:p>
      <text:p text:style-name="P13"><text:span text:style-name="T5">N(13) + E(4) mod 26 <text:s text:c="3"/>= 17 = </text:span><text:span text:style-name="T4">R</text:span></text:p>
      <text:p text:style-name="P1"/>
      <text:p text:style-name="P1"><text:soft-page-break/>Το αποτέλεσμα είναι πράγματι "<text:span text:style-name="T3">LXFOPVEFRNHR</text:span>", επιβεβαιώνοντας την ορθότητα.</text:p>
      <text:p text:style-name="P1"/>
      <text:p text:style-name="P1"/>
      <text:p text:style-name="P7">ΣΥΜΠΕΡΑΣΜΑΤΑ</text:p>
      <text:p text:style-name="P1"/>
      <text:p text:style-name="P1"/>
      <text:p text:style-name="P1">Η προσέγγιση που ακολουθήθηκε ήταν επιτυχής:</text:p>
      <text:p text:style-name="P1"/>
      <text:p text:style-name="P1">1. Η χρήση πραγματικού λεξικού αγγλικών λέξεων μείωσε δραστικά τον χώρο</text:p>
      <text:p text:style-name="P1"><text:s text:c="3"/>αναζήτησης και οδήγησε σε γρήγορη εύρεση του σωστού κλειδιού.</text:p>
      <text:p text:style-name="P1"/>
      <text:p text:style-name="P1">2. Το στατιστικό τεστ chi-square αποδείχθηκε αξιόπιστος δείκτης για την</text:p>
      <text:p text:style-name="P1"><text:s text:c="3"/>αναγνώριση έγκυρου αγγλικού κειμένου.</text:p>
      <text:p text:style-name="P1"/>
      <text:p text:style-name="P1">3. Το κλειδί "LEMON" και το αποκρυπτογραφημένο μήνυμα "ATTACKATDAWN" </text:p>
      <text:p text:style-name="P1"><text:s text:c="3"/>εντοπίστηκαν με βεβαιότητα.</text:p>
      <text:p text:style-name="P1"/>
      <text:p text:style-name="P1"/>
      <text:p text:style-name="P3"/>
      <text:p text:style-name="P11"><text:span text:style-name="T5">2. </text:span>RSA ΚΡΥΠΤΟΣΥΣΤΗΜΑ ΜΕ ΤΑΧΕΙΣ ΥΨΩΣΕΙΣ</text:p>
      <text:p text:style-name="P1"/>
      <text:p text:style-name="P1"><text:span text:style-name="T1">ΕΙΣΑΓΩΓΗ</text:span></text:p>
      <text:p text:style-name="P1"/>
      <text:p text:style-name="P1">Στη δεύτερη εργασία μας ζητήθηκε να υλοποιήσουμε έναν πλήρη κύκλο κρυπτογράφησης και αποκρυπτογράφησης με το κρυπτοσύστημα RSA. Δόθηκαν οι πρώτοι αριθμοί<text:span text:style-name="T3"> p=197</text:span> και <text:span text:style-name="T3">q=211</text:span>, ο δημόσιος εκθέτης <text:span text:style-name="T3">e=24377</text:span>, και το μήνυμα <text:span text:style-name="T3">m=1234</text:span>.</text:p>
      <text:p text:style-name="P1"/>
      <text:p text:style-name="P1">Ζητούμενα:</text:p>
      <text:p text:style-name="P1">α) Υπολογισμός n, φ(n) και εύρεση ιδιωτικού εκθέτη d</text:p>
      <text:p text:style-name="P1">β) Κρυπτογράφηση του μηνύματος και αποκρυπτογράφηση για επαλήθευση</text:p>
      <text:p text:style-name="P1">γ) Εμφάνιση βημάτων square-and-multiply για έναν από τους εκθέτες</text:p>
      <text:p text:style-name="P1"/>
      <text:p text:style-name="P1"/>
      <text:p text:style-name="P7">ΜΕΘΟΔΟΛΟΓΙΑ</text:p>
      <text:p text:style-name="P1"/>
      <text:p text:style-name="P1">Για την επίλυση του προβλήματος υλοποίησα τις παρακάτω συναρτήσεις:</text:p>
      <text:p text:style-name="P1"/>
      <text:p text:style-name="P1">1. ΕΠΕΚΤΑΜΕΝΟΣ ΑΛΓΟΡΙΘΜΟΣ ΕΥΚΛΕΙΔΗ (Extended GCD)</text:p>
      <text:p text:style-name="P1"><text:s text:c="3"/>Η συνάρτηση extended_gcd(a, b) υπολογίζει το μέγιστο κοινό διαιρέτη και</text:p>
      <text:p text:style-name="P1"><text:s text:c="3"/>τους συντελεστές x, y τέτοιους ώστε: ax + by = gcd(a, b)</text:p>
      <text:p text:style-name="P1"><text:s text:c="3"/></text:p>
      <text:p text:style-name="P1"><text:s text:c="3"/>Αυτό είναι απαραίτητο για την εύρεση του πολλαπλασιαστικού αντίστροφου.</text:p>
      <text:p text:style-name="P1"/>
      <text:p text:style-name="P1">2. ΠΟΛΛΑΠΛΑΣΙΑΣΤΙΚΟΣ ΑΝΤΙΣΤΡΟΦΟΣ (Modular Inverse)</text:p>
      <text:p text:style-name="P1"><text:s text:c="3"/>Η συνάρτηση mod_inverse(a, modulus) χρησιμοποιεί τον επεκταμένο αλγόριθμο Ευκλείδη για να βρει τον αριθμό d τέτοιο ώστε: (a * d) mod modulus = 1.</text:p>
      <text:p text:style-name="P1"><text:s text:c="3"/>Στο RSA, χρειάζεται για να υπολογίσουμε το d από το e και το φ(n).</text:p>
      <text:p text:style-name="P1"><text:soft-page-break/></text:p>
      <text:p text:style-name="P1">3. SQUARE-AND-MULTIPLY ΜΕ ΚΑΤΑΓΡΑΦΗ ΒΗΜΑΤΩΝ</text:p>
      <text:p text:style-name="P1"><text:s text:c="3"/>Η συνάρτηση square_and_multiply(base, exponent, modulus) υλοποιεί τον</text:p>
      <text:p text:style-name="P1"><text:s text:c="3"/>αλγόριθμο ταχείας ύψωσης σε δύναμη με modulo. Ο αλγόριθμος:</text:p>
      <text:p text:style-name="P1"><text:s text:c="3"/></text:p>
      <text:p text:style-name="P1"><text:s text:c="3"/>α) Μετατρέπει τον εκθέτη σε δυαδική μορφή</text:p>
      <text:p text:style-name="P1"><text:s text:c="3"/>β) Για κάθε bit (από αριστερά προς τα δεξιά):</text:p>
      <text:p text:style-name="P1"><text:s text:c="6"/>- Τετραγωνίζει το τρέχον αποτέλεσμα</text:p>
      <text:p text:style-name="P1"><text:s text:c="6"/>- Αν το bit είναι 1, πολλαπλασιάζει με τη βάση</text:p>
      <text:p text:style-name="P1"><text:s text:c="3"/>γ) Καταγράφει κάθε βήμα για διαφάνεια</text:p>
      <text:p text:style-name="P1"><text:s text:c="3"/></text:p>
      <text:p text:style-name="P1"><text:s text:c="3"/>Αυτός ο αλγόριθμος είναι εξαιρετικά αποδοτικός για μεγάλους εκθέτες.</text:p>
      <text:p text:style-name="P1"/>
      <text:p text:style-name="P1">4. RSA KEY GENERATION</text:p>
      <text:p text:style-name="P1"><text:s text:c="3"/>Ακολούθησα τα κλασικά βήματα δημιουργίας κλειδιών RSA:</text:p>
      <text:p text:style-name="P1"><text:s text:c="3"/>- n = p * q</text:p>
      <text:p text:style-name="P1"><text:s text:c="3"/>- φ(n) = (p-1) * (q-1)</text:p>
      <text:p text:style-name="P1"><text:s text:c="3"/>- d = e^(-1) mod φ(n)</text:p>
      <text:p text:style-name="P1"/>
      <text:p text:style-name="P1">5. ΚΡΥΠΤΟΓΡΑΦΗΣΗ ΚΑΙ ΑΠΟΚΡΥΠΤΟΓΡΑΦΗΣΗ</text:p>
      <text:p text:style-name="P14"><text:s text:c="3"/>- Κρυπτογράφημα: <text:s text:c="7"/>c <text:s/>= m^e mod n</text:p>
      <text:p text:style-name="P14"><text:s text:c="3"/>- Αποκρυπτογράφηση: m' = c^d <text:s/>mod n</text:p>
      <text:p text:style-name="P1"/>
      <text:p text:style-name="P1"/>
      <text:p text:style-name="P7">ΥΠΟΛΟΓΙΣΜΟΙ ΚΑΙ ΕΝΔΙΑΜΕΣΑ ΒΗΜΑΤΑ</text:p>
      <text:p text:style-name="P1"/>
      <text:p text:style-name="P1">ΒΗΜΑ 1: ΥΠΟΛΟΓΙΣΜΟΣ ΠΑΡΑΜΕΤΡΩΝ RSA</text:p>
      <text:p text:style-name="P1"/>
      <text:p text:style-name="P1">Δοσμένα: p = 197, q = 211, e = 24377</text:p>
      <text:p text:style-name="P1"/>
      <text:p text:style-name="P1"><text:span text:style-name="T3">n</text:span> = p × q = 197 × 211 = <text:span text:style-name="T3">41567</text:span></text:p>
      <text:p text:style-name="P1"/>
      <text:p text:style-name="P1"><text:span text:style-name="T3">φ(n)</text:span> = (p-1) × (q-1) = 196 × 210 = <text:span text:style-name="T3">41160</text:span></text:p>
      <text:p text:style-name="P1"/>
      <text:p text:style-name="P1">Για την εύρεση του d, πρέπει να λύσουμε:</text:p>
      <text:p text:style-name="P1">e × d ≡ 1 (mod φ(n))</text:p>
      <text:p text:style-name="P1">24377 × d ≡ 1 (mod 41160)</text:p>
      <text:p text:style-name="P1"/>
      <text:p text:style-name="P1">Χρησιμοποιώντας τον επεκταμένο αλγόριθμο Ευκλείδη:</text:p>
      <text:p text:style-name="P1"><text:span text:style-name="T3">d = 17393</text:span></text:p>
      <text:p text:style-name="P1"/>
      <text:p text:style-name="P1">Επαλήθευση: (24377 × 17393) mod 41160 = 1 ✓</text:p>
      <text:p text:style-name="P1"/>
      <text:p text:style-name="P1"/>
      <text:p text:style-name="P1">ΒΗΜΑ 2: ΚΡΥΠΤΟΓΡΑΦΗΣΗ ΤΟΥ ΜΗΝΥΜΑΤΟΣ</text:p>
      <text:p text:style-name="P1"/>
      <text:p text:style-name="P1">Μήνυμα: m = 1234</text:p>
      <text:p text:style-name="P1">Κρυπτογράφηση: c = m^e mod n = 1234^24377 mod 41567</text:p>
      <text:p text:style-name="P1"/>
      <text:p text:style-name="P1">Χρησιμοποιώντας square-and-multiply:</text:p>
      <text:p text:style-name="P2">c = 26476</text:p>
      <text:p text:style-name="P1"><text:soft-page-break/></text:p>
      <text:p text:style-name="P1">ΒΗΜΑ 3: ΑΠΟΚΡΥΠΤΟΓΡΑΦΗΣΗ ΤΟΥ ΚΡΥΠΤΟΓΡΑΦΗΜΑΤΟΣ</text:p>
      <text:p text:style-name="P1"/>
      <text:p text:style-name="P1">Κρυπτογράφημα: c = 26476</text:p>
      <text:p text:style-name="P1">Αποκρυπτογράφηση: m' = c^d mod n = 26476^17393 mod 41567</text:p>
      <text:p text:style-name="P1"/>
      <text:p text:style-name="P1">Χρησιμοποιώντας square-and-multiply:</text:p>
      <text:p text:style-name="P1"><text:span text:style-name="T3">m' = 1234</text:span> ✓</text:p>
      <text:p text:style-name="P1"/>
      <text:p text:style-name="P1">Το αποκρυπτογραφημένο μήνυμα ταυτίζεται με το αρχικό, επιβεβαιώνοντας την ορθότητα των υπολογισμών!</text:p>
      <text:p text:style-name="P7"/>
      <text:p text:style-name="P7"/>
      <text:p text:style-name="P7">ΑΝΑΛΥΤΙΚΑ ΒΗΜΑΤΑ SQUARE-AND-MULTIPLY ΓΙΑ ΚΡΥΠΤΟΓΡΑΦΗΣΗ (εκθέτης e)</text:p>
      <text:p text:style-name="P1"/>
      <text:p text:style-name="P1">Εκθέτης e = 24377 σε δυαδική μορφή: 101.1111.0011.1001</text:p>
      <text:p text:style-name="P1"/>
      <text:p text:style-name="P1">Αρχική τιμή result = 1</text:p>
      <text:p text:style-name="P1">Βάση base = 1234</text:p>
      <text:p text:style-name="P1">Modulo n = 41567</text:p>
      <text:p text:style-name="P1"/>
      <text:p text:style-name="P1">Βήμα προς βήμα:</text:p>
      <text:p text:style-name="P1"/>
      <text:p text:style-name="P1">Βήμα 0: bit=1</text:p>
      <text:p text:style-name="P1"><text:s text:c="2"/>Square: 1² mod 41567 = 1</text:p>
      <text:p text:style-name="P1"><text:s text:c="2"/>Multiply (bit=1): 1 × 1234 mod 41567 = 1234</text:p>
      <text:p text:style-name="P1"/>
      <text:p text:style-name="P1">Βήμα 1: bit=0</text:p>
      <text:p text:style-name="P1"><text:s text:c="2"/>Square: 1234² mod 41567 = 26344</text:p>
      <text:p text:style-name="P1"><text:s text:c="2"/>(Δεν πολλαπλασιάζουμε γιατί bit=0)</text:p>
      <text:p text:style-name="P1"/>
      <text:p text:style-name="P1">Βήμα 2: bit=1</text:p>
      <text:p text:style-name="P1"><text:s text:c="2"/>Square: 26344² mod 41567 = 3704</text:p>
      <text:p text:style-name="P1"><text:s text:c="2"/>Multiply: 3704 × 1234 mod 41567 = 39933</text:p>
      <text:p text:style-name="P1"/>
      <text:p text:style-name="P1">Βήμα 3: bit=1</text:p>
      <text:p text:style-name="P1"><text:s text:c="2"/>Square: 39933² mod 41567 = 9668</text:p>
      <text:p text:style-name="P1"><text:s text:c="2"/>Multiply: 9668 × 1234 mod 41567 = 583</text:p>
      <text:p text:style-name="P1"/>
      <text:p text:style-name="P1">Βήμα 4: bit=1</text:p>
      <text:p text:style-name="P1"><text:s text:c="2"/>Square: 583² mod 41567 = 7353</text:p>
      <text:p text:style-name="P1"><text:s text:c="2"/>Multiply: 7353 × 1234 mod 41567 = 11996</text:p>
      <text:p text:style-name="P1"/>
      <text:p text:style-name="P1">Βήμα 5: bit=1</text:p>
      <text:p text:style-name="P1"><text:s text:c="2"/>Square: 11996² mod 41567 = 40629</text:p>
      <text:p text:style-name="P1"><text:s text:c="2"/>Multiply: 40629 × 1234 mod 41567 = 6384</text:p>
      <text:p text:style-name="P1"/>
      <text:p text:style-name="P1">Βήμα 6: bit=1</text:p>
      <text:p text:style-name="P1"><text:s text:c="2"/>Square: 6384² mod 41567 = 19796</text:p>
      <text:p text:style-name="P1"><text:soft-page-break/><text:s text:c="2"/>Multiply: 19796 × 1234 mod 41567 = 28435</text:p>
      <text:p text:style-name="P1"/>
      <text:p text:style-name="P1">Βήμα 7: bit=0</text:p>
      <text:p text:style-name="P1"><text:s text:c="2"/>Square: 28435² mod 41567 = 29508</text:p>
      <text:p text:style-name="P1"/>
      <text:p text:style-name="P1">Βήμα 8: bit=0</text:p>
      <text:p text:style-name="P1"><text:s text:c="2"/>Square: 29508² mod 41567 = 18115</text:p>
      <text:p text:style-name="P1"/>
      <text:p text:style-name="P1">Βήμα 9: bit=1</text:p>
      <text:p text:style-name="P1"><text:s text:c="2"/>Square: 18115² mod 41567 = 23327</text:p>
      <text:p text:style-name="P1"><text:s text:c="2"/>Multiply: 23327 × 1234 mod 41567 = 21154</text:p>
      <text:p text:style-name="P1"/>
      <text:p text:style-name="P1">Βήμα 10: bit=1</text:p>
      <text:p text:style-name="P1"><text:s text:c="2"/>Square: 21154² mod 41567 = 22961</text:p>
      <text:p text:style-name="P1"><text:s text:c="2"/>Multiply: 22961 × 1234 mod 41567 = 26747</text:p>
      <text:p text:style-name="P1"/>
      <text:p text:style-name="P1">Βήμα 11: bit=1</text:p>
      <text:p text:style-name="P1"><text:s text:c="2"/>Square: 26747² mod 41567 = 33939</text:p>
      <text:p text:style-name="P1"><text:s text:c="2"/>Multiply: 33939 × 1234 mod 41567 = 22757</text:p>
      <text:p text:style-name="P1"/>
      <text:p text:style-name="P1">Βήμα 12: bit=0</text:p>
      <text:p text:style-name="P1"><text:s text:c="2"/>Square: 22757² mod 41567 = 39363</text:p>
      <text:p text:style-name="P1"/>
      <text:p text:style-name="P1">Βήμα 13: bit=0</text:p>
      <text:p text:style-name="P1"><text:s text:c="2"/>Square: 39363² mod 41567 = 35844</text:p>
      <text:p text:style-name="P1"/>
      <text:p text:style-name="P1">Βήμα 14: bit=1 (τελευταίο bit)</text:p>
      <text:p text:style-name="P1"><text:s text:c="2"/>Square: 35844² mod 41567 = 39500</text:p>
      <text:p text:style-name="P1"><text:s text:c="2"/>Multiply: 39500 × 1234 mod 41567 = 26476</text:p>
      <text:p text:style-name="P1"/>
      <text:p text:style-name="P1">ΤΕΛΙΚΟ ΑΠΟΤΕΛΕΣΜΑ:<text:span text:style-name="T3"> c = 26476</text:span></text:p>
      <text:p text:style-name="P7"/>
      <text:p text:style-name="P7"/>
      <text:p text:style-name="P1"><text:span text:style-name="T1">ΑΝΑΛΥΤΙΚΑ ΒΗΜΑΤΑ SQUARE-AND-MULTIPLY ΓΙΑ ΑΠΟΚΡΥΠΤΟΓΡΑΦΗΣΗ (εκθέτης d)</text:span></text:p>
      <text:p text:style-name="P1"/>
      <text:p text:style-name="P1">Εκθέτης d = 17393 σε δυαδική μορφή: 100.0011.1111.0001</text:p>
      <text:p text:style-name="P1"/>
      <text:p text:style-name="P1">Αρχική τιμή result = 1</text:p>
      <text:p text:style-name="P1">Βάση base = 26476 (το κρυπτογράφημα)</text:p>
      <text:p text:style-name="P1">Modulo n = 41567</text:p>
      <text:p text:style-name="P1"/>
      <text:p text:style-name="P1">Βήμα προς βήμα:</text:p>
      <text:p text:style-name="P1"/>
      <text:p text:style-name="P1">Βήμα 0: bit=1</text:p>
      <text:p text:style-name="P1"><text:s text:c="2"/>Square: 1² mod 41567 = 1</text:p>
      <text:p text:style-name="P1"><text:s text:c="2"/>Multiply: 1 × 26476 mod 41567 = 26476</text:p>
      <text:p text:style-name="P1"/>
      <text:p text:style-name="P1">Βήμα 1: bit=0</text:p>
      <text:p text:style-name="P1"><text:s text:c="2"/>Square: 26476² mod 41567 = 34255</text:p>
      <text:p text:style-name="P1"><text:soft-page-break/></text:p>
      <text:p text:style-name="P1">Βήμα 2: bit=0</text:p>
      <text:p text:style-name="P1"><text:s text:c="2"/>Square: 34255² mod 41567 = 10182</text:p>
      <text:p text:style-name="P1"/>
      <text:p text:style-name="P1">Βήμα 3: bit=0</text:p>
      <text:p text:style-name="P1"><text:s text:c="2"/>Square: 10182² mod 41567 = 5026</text:p>
      <text:p text:style-name="P1"/>
      <text:p text:style-name="P1">Βήμα 4: bit=0</text:p>
      <text:p text:style-name="P1"><text:s text:c="2"/>Square: 5026² mod 41567 = 29507</text:p>
      <text:p text:style-name="P1"/>
      <text:p text:style-name="P1">Βήμα 5: bit=1</text:p>
      <text:p text:style-name="P1"><text:s text:c="2"/>Square: 29507² mod 41567 = 667</text:p>
      <text:p text:style-name="P1"><text:s text:c="2"/>Multiply: 667 × 26476 mod 41567 = 35084</text:p>
      <text:p text:style-name="P1"/>
      <text:p text:style-name="P1">Βήμα 6: bit=1</text:p>
      <text:p text:style-name="P1"><text:s text:c="2"/>Square: 35084² mod 41567 = 5052</text:p>
      <text:p text:style-name="P1"><text:s text:c="2"/>Multiply: 5052 × 26476 mod 41567 = 35713</text:p>
      <text:p text:style-name="P1"/>
      <text:p text:style-name="P1">Βήμα 7: bit=1</text:p>
      <text:p text:style-name="P1"><text:s text:c="2"/>Square: 35713² mod 41567 = 18108</text:p>
      <text:p text:style-name="P1"><text:s text:c="2"/>Multiply: 18108 × 26476 mod 41567 = 35197</text:p>
      <text:p text:style-name="P1"/>
      <text:p text:style-name="P1">Βήμα 8: bit=1</text:p>
      <text:p text:style-name="P1"><text:s text:c="2"/>Square: 35197² mod 41567 = 7508</text:p>
      <text:p text:style-name="P1"><text:s text:c="2"/>Multiply: 7508 × 26476 mod 41567 = 8414</text:p>
      <text:p text:style-name="P1"/>
      <text:p text:style-name="P1">Βήμα 9: bit=1</text:p>
      <text:p text:style-name="P1"><text:s text:c="2"/>Square: 8414² mod 41567 = 6795</text:p>
      <text:p text:style-name="P1"><text:s text:c="2"/>Multiply: 6795 × 26476 mod 41567 = 2444</text:p>
      <text:p text:style-name="P1"/>
      <text:p text:style-name="P1">Βήμα 10: bit=1</text:p>
      <text:p text:style-name="P1"><text:s text:c="2"/>Square: 2444² mod 41567 = 29055</text:p>
      <text:p text:style-name="P1"><text:s text:c="2"/>Multiply: 29055 × 26476 mod 41567 = 21278</text:p>
      <text:p text:style-name="P1"/>
      <text:p text:style-name="P1">Βήμα 11: bit=0</text:p>
      <text:p text:style-name="P1"><text:s text:c="2"/>Square: 21278² mod 41567 = 5520</text:p>
      <text:p text:style-name="P1"/>
      <text:p text:style-name="P1">Βήμα 12: bit=0</text:p>
      <text:p text:style-name="P1"><text:s text:c="2"/>Square: 5520² mod 41567 = 1789</text:p>
      <text:p text:style-name="P1"/>
      <text:p text:style-name="P1">Βήμα 13: bit=0</text:p>
      <text:p text:style-name="P1"><text:s text:c="2"/>Square: 1789² mod 41567 = 41429</text:p>
      <text:p text:style-name="P1"/>
      <text:p text:style-name="P1">Βήμα 14: bit=1 (τελευταίο bit)</text:p>
      <text:p text:style-name="P1"><text:s text:c="2"/>Square: 41429² mod 41567 = 19044</text:p>
      <text:p text:style-name="P1"><text:s text:c="2"/>Multiply: 19044 × 26476 mod 41567 = 1234</text:p>
      <text:p text:style-name="P1"/>
      <text:p text:style-name="P1">ΤΕΛΙΚΟ ΑΠΟΤΕΛΕΣΜΑ: m' = 1234</text:p>
      <text:p text:style-name="P1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1">ΤΕΛΙΚΑ ΑΠΟΤΕΛΕΣΜΑΤΑ</text:span></text:p>
      <text:p text:style-name="P1"/>
      <text:p text:style-name="P1">ΠΑΡΑΜΕΤΡΟΙ RSA:</text:p>
      <text:p text:style-name="P1">- n = 41567</text:p>
      <text:p text:style-name="P1">- φ(n) = 41160</text:p>
      <text:p text:style-name="P1">- Δημόσιο κλειδί: (e, n) = (24377, 41567)</text:p>
      <text:p text:style-name="P1">- Ιδιωτικό κλειδί: (d, n) = (17393, 41567)</text:p>
      <text:p text:style-name="P1"/>
      <text:p text:style-name="P1">ΚΡΥΠΤΟΓΡΑΦΗΣΗ:</text:p>
      <text:p text:style-name="P1">- Αρχικό μήνυμα: m = 1234</text:p>
      <text:p text:style-name="P1">- Κρυπτογράφημα: c = 26476</text:p>
      <text:p text:style-name="P1"/>
      <text:p text:style-name="P1">ΑΠΟΚΡΥΠΤΟΓΡΑΦΗΣΗ:</text:p>
      <text:p text:style-name="P1">- Κρυπτογράφημα: c = 26476</text:p>
      <text:p text:style-name="P1">- Αποκρυπτογραφημένο μήνυμα: m' = 1234 ✓</text:p>
      <text:p text:style-name="P1"/>
      <text:p text:style-name="P1">ΕΠΑΛΗΘΕΥΣΗ:</text:p>
      <text:p text:style-name="P1">m = m' = 1234, επιβεβαιώνοντας την ορθότητα της υλοποίησης!</text:p>
      <text:p text:style-name="P1"/>
      <text:p text:style-name="P1"/>
      <text:p text:style-name="P1"><text:span text:style-name="T1">ΑΝΑΛΥΣΗ ΑΠΟΔΟΤΙΚΟΤΗΤΑΣ SQUARE-AND-MULTIPLY</text:span></text:p>
      <text:p text:style-name="P1"/>
      <text:p text:style-name="P1">Ο αλγόριθμος square-and-multiply είναι εξαιρετικά αποδοτικός:</text:p>
      <text:p text:style-name="P1"/>
      <text:p text:style-name="P1">Για την κρυπτογράφηση:</text:p>
      <text:p text:style-name="P1">- Εκθέτης e = 24377</text:p>
      <text:p text:style-name="P1">- Δυαδική αναπαράσταση: 15 bits</text:p>
      <text:p text:style-name="P1">- Πράξεις που εκτελέστηκαν: 15 τετραγωνισμοί + 10 πολλαπλασιασμοί = <text:span text:style-name="T3">25 πράξεις</text:span></text:p>
      <text:p text:style-name="P1">- Naive approach: 24377 πολλαπλασιασμοί!</text:p>
      <text:p text:style-name="P1"/>
      <text:p text:style-name="P1">Για την αποκρυπτογράφηση:</text:p>
      <text:p text:style-name="P1">- Εκθέτης d = 17393</text:p>
      <text:p text:style-name="P1">- Δυαδική αναπαράσταση: 15 bits</text:p>
      <text:p text:style-name="P1">- Πράξεις που εκτελέστηκαν: 15 τετραγωνισμοί + 8 πολλαπλασιασμοί = <text:span text:style-name="T3">23 πράξεις</text:span></text:p>
      <text:p text:style-name="P1">- Naive approach: 17393 πολλαπλασιασμοί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1"><text:span text:style-name="T6">3. </text:span>ΤΡΟΠΟΙ ΛΕΙΤΟΥΡΓΙΑΣ ΜΠΛΟΚ CBC &amp; CFB: ΔΙΑΔΟΣΗ ΣΦΑΛΜΑΤΟΣ</text:p>
      <text:p text:style-name="P1"/>
      <text:p text:style-name="P7">ΕΙΣΑΓΩΓΗ</text:p>
      <text:p text:style-name="P1"/>
      <text:p text:style-name="P1">Στην τρίτη εργασία μας ζητήθηκε να μελετήσουμε τη διάδοση σφαλμάτων σε δύο τρόπους λειτουργίας κρυπτογράφησης μπλοκ: <text:span text:style-name="T3">CBC </text:span>(Cipher Block Chaining) και <text:span text:style-name="T3">CFB</text:span> (Cipher Feedback). </text:p>
      <text:p text:style-name="P1"/>
      <text:p text:style-name="P1">Δεδομένα:</text:p>
      <text:p text:style-name="P1">- Block cipher 128-bit (Ek)</text:p>
      <text:p text:style-name="P1">- Δύο μπλοκ plaintext: P1, P2</text:p>
      <text:p text:style-name="P1">- Initialization Vector (IV) <text:span text:style-name="T7">= C0</text:span></text:p>
      <text:p text:style-name="P1">- Ένα μόνο bit του C1 αλλοιώνεται κατά τη μετάδοση</text:p>
      <text:p text:style-name="P1"/>
      <text:p text:style-name="P1">Ζητούμενο:</text:p>
      <text:p text:style-name="P1">Να περιγράψουμε ακριβώς τι παθαίνουν τα P1' και P2' στην αποκρυπτογράφηση για CBC και CFB (ποια/πόσα bits επηρεάζονται και γιατί).</text:p>
      <text:p text:style-name="P1"/>
      <text:p text:style-name="P9">ΤΥΠΟΙ</text:p>
      <text:p text:style-name="P1"/>
      <text:p text:style-name="P1">1. CBC MODE (Cipher Block Chaining)</text:p>
      <text:p text:style-name="P1"/>
      <text:p text:style-name="P1"><text:s text:c="3"/>ΚΡΥΠΤΟΓΡΑΦΗΣΗ:</text:p>
      <text:p text:style-name="P1"><text:s text:c="3"/>C1 = Ek(P1 ⊕ IV)</text:p>
      <text:p text:style-name="P1"><text:s text:c="3"/>C2 = Ek(P2 ⊕ C1)</text:p>
      <text:p text:style-name="P1"/>
      <text:p text:style-name="P1"><text:s text:c="3"/>ΑΠΟΚΡΥΠΤΟΓΡΑΦΗΣΗ:</text:p>
      <text:p text:style-name="P1"><text:s text:c="3"/>P1 = Dk(C1) ⊕ IV</text:p>
      <text:p text:style-name="P1"><text:s text:c="3"/>P2 = Dk(C2) ⊕ C1</text:p>
      <text:p text:style-name="P1"/>
      <text:p text:style-name="P1">2. CFB MODE (Cipher Feedback)</text:p>
      <text:p text:style-name="P1"/>
      <text:p text:style-name="P1"><text:s text:c="3"/>ΚΡΥΠΤΟΓΡΑΦΗΣΗ:</text:p>
      <text:p text:style-name="P1"><text:s text:c="3"/>C1 = P1 ⊕ Ek(IV)</text:p>
      <text:p text:style-name="P1"><text:s text:c="3"/>C2 = P2 ⊕ Ek(C1)</text:p>
      <text:p text:style-name="P1"/>
      <text:p text:style-name="P1"><text:s text:c="3"/>ΑΠΟΚΡΥΠΤΟΓΡΑΦΗΣΗ:</text:p>
      <text:p text:style-name="P1"><text:s text:c="3"/>P1 = C1 ⊕ Ek(IV)</text:p>
      <text:p text:style-name="P1"><text:s text:c="3"/>P2 = C2 ⊕ Ek(C1)</text:p>
      <text:p text:style-name="P1"/>
      <text:p text:style-name="P1"/>
      <text:p text:style-name="P7">ΜΕΘΟΔΟΛΟΓΙΑ</text:p>
      <text:p text:style-name="P1"/>
      <text:p text:style-name="P1">Για να μελετήσω τη διάδοση σφαλμάτων, υλοποίησα:</text:p>
      <text:p text:style-name="P1"/>
      <text:p text:style-name="P1"><text:soft-page-break/>1. FEISTEL BLOCK CIPHER (128-bit)</text:p>
      <text:p text:style-name="P1"><text:s text:c="3"/>Δημιούργησα ένα custom block cipher με δομή Feistel:</text:p>
      <text:p text:style-name="P1"><text:s text:c="3"/>- Χρήση BLAKE2s για key derivation και round function</text:p>
      <text:p text:style-name="P1"><text:s text:c="3"/>- 8 rounds για επαρκή διάχυση (diffusion)</text:p>
      <text:p text:style-name="P1"><text:s text:c="3"/>- Μέγεθος μπλοκ: 128 bits (16 bytes)</text:p>
      <text:p text:style-name="P1"><text:s text:c="3"/>- Διασφαλίζει πλήρη diffusion: αλλαγή 1 bit εισόδου → ~50% αλλαγή εξόδου</text:p>
      <text:p text:style-name="P1"/>
      <text:p text:style-name="P1">2. CBC ENCRYPTION/DECRYPTION</text:p>
      <text:p text:style-name="P1"><text:s text:c="3"/>Υλοποίησα τις κλασικές συναρτήσεις:</text:p>
      <text:p text:style-name="P1"><text:s text:c="3"/>- cbc_encrypt(): Κρυπτογραφεί με chaining των blocks</text:p>
      <text:p text:style-name="P1"><text:s text:c="3"/>- cbc_decrypt(): Αποκρυπτογραφεί και κάνει XOR με προηγούμενο C</text:p>
      <text:p text:style-name="P1"/>
      <text:p text:style-name="P1">3. CFB ENCRYPTION/DECRYPTION</text:p>
      <text:p text:style-name="P1"><text:s text:c="3"/>Υλοποίησα τις συναρτήσεις stream-cipher style:</text:p>
      <text:p text:style-name="P1"><text:s text:c="3"/>- cfb_encrypt(): Χρησιμοποιεί Ek για keystream generation</text:p>
      <text:p text:style-name="P1"><text:s text:c="3"/>- cfb_decrypt(): Ίδια λογική με την κρυπτογράφηση</text:p>
      <text:p text:style-name="P1"/>
      <text:p text:style-name="P1">4. ERROR INJECTION &amp; ANALYSIS</text:p>
      <text:p text:style-name="P1"><text:s text:c="3"/>- Δημιουργώ "καθαρό" ciphertext</text:p>
      <text:p text:style-name="P1"><text:s text:c="3"/>- Αναστρέφω το bit 17 του C1 (simulating transmission error)</text:p>
      <text:p text:style-name="P1"><text:s text:c="3"/>- Αποκρυπτογραφώ με το corrupted C1</text:p>
      <text:p text:style-name="P1"><text:s text:c="3"/>- Μετρώ πόσα bits διαφέρουν στα P1' και P2' από τα αρχικά</text:p>
      <text:p text:style-name="P1"/>
      <text:p text:style-name="P1"/>
      <text:p text:style-name="P7">ΕΝΔΙΑΜΕΣΑ ΒΗΜΑΤΑ ΚΑΙ ΠΑΡΑΤΗΡΗΣΕΙΣ</text:p>
      <text:p text:style-name="P1"/>
      <text:p text:style-name="P1">ΑΡΧΙΚΑ ΔΕΔΟΜΕΝΑ:</text:p>
      <text:p text:style-name="P1"/>
      <text:p text:style-name="P1">Κλειδί: key = "task3_demo_key!!" (16 bytes = 128 bits)</text:p>
      <text:p text:style-name="P1">IV: iv = "task3_demo_iv__" (16 bytes = 128 bits)</text:p>
      <text:p text:style-name="P1"/>
      <text:p text:style-name="P1">Plaintext blocks:</text:p>
      <text:p text:style-name="P1">P1 = "Plaintext block1" = 0x506c61696e7465787420626c6f636b31</text:p>
      <text:p text:style-name="P1">P2 = "Plaintext block2" = 0x506c61696e7465787420626c6f636b32</text:p>
      <text:p text:style-name="P1"/>
      <text:p text:style-name="P1">Σφάλμα μετάδοσης: Flip bit 17 του C1 (θέση 17 από το LSB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1">ΑΝΑΛΥΣΗ CBC MODE</text:span></text:p>
      <text:p text:style-name="P1"><text:span text:style-name="T1"/></text:p>
      <text:p text:style-name="P1">ΘΕΩΡΗΤΙΚΗ ΑΝΑΛΥΣΗ:</text:p>
      <text:p text:style-name="P1"/>
      <text:p text:style-name="P1">Όταν το C1 καταφτάνει με 1 bit σφάλμα:</text:p>
      <text:p text:style-name="P1"/>
      <text:p text:style-name="P1">Για το P1':</text:p>
      <text:p text:style-name="P1"><text:s text:c="3"/>P1' = Dk(C1_corrupted) ⊕ IV</text:p>
      <text:p text:style-name="P1"/>
      <text:p text:style-name="P1">Το C1_corrupted περνάει μέσα από την αποκρυπτογράφηση Dk. Επειδή το block</text:p>
      <text:p text:style-name="P1">cipher έχει καλή diffusion property, η αλλαγή ενός bit στην είσοδο του Dk</text:p>
      <text:p text:style-name="P1">προκαλεί αλλαγή σε ~50% των bits της εξόδου. Αυτό σημαίνει ότι το </text:p>
      <text:p text:style-name="P1">Dk(C1_corrupted) θα διαφέρει σημαντικά από το Dk(C1_clean), επηρεάζοντας</text:p>
      <text:p text:style-name="P1">πολλά bits του P1'.</text:p>
      <text:p text:style-name="P1"/>
      <text:p text:style-name="P1">Για το P2':</text:p>
      <text:p text:style-name="P1"><text:s text:c="3"/>P2' = Dk(C2) ⊕ C1_corrupted</text:p>
      <text:p text:style-name="P1"/>
      <text:p text:style-name="P1">Το C2 παραμένει αναλλοίωτο, άρα το Dk(C2) είναι σωστό. Ωστόσο, το XOR </text:p>
      <text:p text:style-name="P1">γίνεται με το C1_corrupted αντί για το C1_clean. Άρα:</text:p>
      <text:p text:style-name="P1"><text:s text:c="3"/></text:p>
      <text:p text:style-name="P1"><text:s text:c="3"/>P2_clean = Dk(C2) ⊕ C1_clean</text:p>
      <text:p text:style-name="P1"><text:s text:c="3"/>P2' <text:s text:c="5"/>= Dk(C2) ⊕ C1_corrupted</text:p>
      <text:p text:style-name="P1"><text:s text:c="3"/></text:p>
      <text:p text:style-name="P1"><text:s text:c="3"/>P2_clean ⊕ P2' = C1_clean ⊕ C1_corrupted = 1 bit διαφορά</text:p>
      <text:p text:style-name="P1"/>
      <text:p text:style-name="P1">Δηλαδή, στο P2' επηρεάζεται μόνο το ίδιο bit που άλλαξε στο C1!</text:p>
      <text:p text:style-name="P1"/>
      <text:p text:style-name="P1">ΠΕΙΡΑΜΑΤΙΚΑ ΑΠΟΤΕΛΕΣΜΑΤΑ:</text:p>
      <text:p text:style-name="P1"/>
      <text:p text:style-name="P2">CBC mode (bit flip at position 17):</text:p>
      <text:p text:style-name="P2"><text:s text:c="2"/>P1' differs in 62/128 bits (48.4%)</text:p>
      <text:p text:style-name="P2"><text:s text:c="2"/>P2' differs in 1/128 bits (0.78%)</text:p>
      <text:p text:style-name="P1"/>
      <text:p text:style-name="P1">Επεξήγηση:</text:p>
      <text:p text:style-name="P1">- Το P1' είναι σχεδόν πλήρως κατεστραμμένο λόγω της diffusion του block cipher</text:p>
      <text:p text:style-name="P1">- Το P2' έχει μόνο 1 bit λάθος (το bit που αλλοίωσε στο C1)</text:p>
      <text:p text:style-name="P1"/>
      <text:p text:style-name="P2">ΣΥΜΠΕΡΑΣΜΑ CBC:</text:p>
      <text:p text:style-name="P2">"Το P1 καταστρέφεται ολοσχερώς (unusable), αλλά το σφάλμα μεταδίδεται </text:p>
      <text:p text:style-name="P2">στο P2 με ελάχιστη επίδραση (1 bit μόνο)."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span text:style-name="T1">ΑΝΑΛΥΣΗ CFB MODE</text:span></text:p>
      <text:p text:style-name="P1"/>
      <text:p text:style-name="P1">ΘΕΩΡΗΤΙΚΗ ΑΝΑΛΥΣΗ:</text:p>
      <text:p text:style-name="P1"/>
      <text:p text:style-name="P1">Όταν το C1 καταφτάνει με 1 bit σφάλμα:</text:p>
      <text:p text:style-name="P1"/>
      <text:p text:style-name="P1">Για το P1':</text:p>
      <text:p text:style-name="P1"><text:s text:c="3"/>P1' = C1_corrupted ⊕ Ek(IV)</text:p>
      <text:p text:style-name="P1"/>
      <text:p text:style-name="P1">Το Ek(IV) παραμένει το ίδιο (το IV δεν άλλαξε). Άρα:</text:p>
      <text:p text:style-name="P1"><text:s text:c="3"/></text:p>
      <text:p text:style-name="P1"><text:s text:c="3"/>P1_clean = C1_clean ⊕ Ek(IV)</text:p>
      <text:p text:style-name="P1"><text:s text:c="3"/>P1' <text:s text:c="5"/>= C1_corrupted ⊕ Ek(IV)</text:p>
      <text:p text:style-name="P1"><text:s text:c="3"/></text:p>
      <text:p text:style-name="P1"><text:s text:c="3"/>P1_clean ⊕ P1' = C1_clean ⊕ C1_corrupted = 1 bit διαφορά</text:p>
      <text:p text:style-name="P1"/>
      <text:p text:style-name="P1">Το σφάλμα παραμένει εντοπισμένο στο ίδιο bit!</text:p>
      <text:p text:style-name="P1"/>
      <text:p text:style-name="P1">Για το P2':</text:p>
      <text:p text:style-name="P1"><text:s text:c="3"/>P2' = C2 ⊕ Ek(C1_corrupted)</text:p>
      <text:p text:style-name="P1"/>
      <text:p text:style-name="P1">Το πρόβλημα είναι ότι το keystream για το P2 παράγεται από το </text:p>
      <text:p text:style-name="P1">Ek(C1_corrupted) αντί για Ek(C1_clean). Επειδή το block cipher έχει </text:p>
      <text:p text:style-name="P1">καλή diffusion, η αλλαγή 1 bit στο C1 προκαλεί αλλαγή ~50% των bits </text:p>
      <text:p text:style-name="P1">στο Ek(C1). Άρα:</text:p>
      <text:p text:style-name="P1"><text:s text:c="3"/></text:p>
      <text:p text:style-name="P1"><text:s text:c="3"/>Ek(C1_clean) ≠≠≠ Ek(C1_corrupted) <text:s/>(διαφέρουν σε ~50% των bits)</text:p>
      <text:p text:style-name="P1"/>
      <text:p text:style-name="P1">Αυτό σημαίνει ότι το keystream είναι λάθος και το P2' θα είναι σχεδόν</text:p>
      <text:p text:style-name="P1">εντελώς διαφορετικό από το P2_clean.</text:p>
      <text:p text:style-name="P1"/>
      <text:p text:style-name="P1">ΠΕΙΡΑΜΑΤΙΚΑ ΑΠΟΤΕΛΕΣΜΑΤΑ:</text:p>
      <text:p text:style-name="P1"/>
      <text:p text:style-name="P2">CFB mode (bit flip at position 17):</text:p>
      <text:p text:style-name="P2"><text:s text:c="2"/>P1' differs in 1/128 bits (0.78%)</text:p>
      <text:p text:style-name="P2"><text:s text:c="2"/>P2' differs in 63/128 bits (49.2%)</text:p>
      <text:p text:style-name="P1"/>
      <text:p text:style-name="P1">Επεξήγηση:</text:p>
      <text:p text:style-name="P1">- Το P1' έχει μόνο 1 bit λάθος (το bit που αλλοίωσε στο C1)</text:p>
      <text:p text:style-name="P1">- Το P2' είναι σχεδόν πλήρως κατεστραμμένο λόγω λάθους keystream</text:p>
      <text:p text:style-name="P2"/>
      <text:p text:style-name="P2">ΣΥΜΠΕΡΑΣΜΑ CFB:</text:p>
      <text:p text:style-name="P2">"Το P1 διατηρεί το σφάλμα τοπικό (1 bit), αλλά το P2 καταστρέφεται </text:p>
      <text:p text:style-name="P2">ολοσχερώς επειδή το keystream άλλαξε παντού."</text:p>
      <text:p text:style-name="P2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span text:style-name="T1">ΣΥΓΚΡΙΤΙΚΗ ΑΝΑΛΥΣΗ</text:span></text:p>
      <text:p text:style-name="P1"/>
      <text:p text:style-name="P1">ΒΑΣΙΚΕΣ ΔΙΑΦΟΡΕΣ:</text:p>
      <text:p text:style-name="P1"/>
      <text:p text:style-name="P1">1. ΕΠΙΔΡΑΣΗ ΣΤΟ P1:</text:p>
      <text:p text:style-name="P1"><text:s text:c="3"/>CBC: Το σφάλμα περνά από Dk → πλήρης diffusion → P1' unusable</text:p>
      <text:p text:style-name="P1"><text:s text:c="3"/>CFB: Το σφάλμα είναι στο XOR → τοπική επίδραση → P1' σχεδόν σωστό</text:p>
      <text:p text:style-name="P1"/>
      <text:p text:style-name="P1">2. ΕΠΙΔΡΑΣΗ ΣΤΟ P2:</text:p>
      <text:p text:style-name="P1"><text:s text:c="3"/>CBC: Το σφάλμα είναι στο XOR mask → τοπική επίδραση → P2' σχεδόν σωστό</text:p>
      <text:p text:style-name="P1"><text:s text:c="3"/>CFB: Το σφάλμα περνά από Ek → πλήρης diffusion → P2' unusable</text:p>
      <text:p text:style-name="P1"/>
      <text:p text:style-name="P1">3. PATTERN ΔΙΑΔΟΣΗΣ:</text:p>
      <text:p text:style-name="P1"><text:s text:c="3"/>CBC: Catastrophic → Self-healing (το σφάλμα "απορροφάται")</text:p>
      <text:p text:style-name="P1"><text:s text:c="3"/>CFB: Self-limiting → Catastrophic (το σφάλμα "εκρήγνυται")</text:p>
      <text:p text:style-name="P1"/>
      <text:p text:style-name="P1">4. ΣΥΝΟΛΙΚΗ ΕΠΙΔΡΑΣΗ:</text:p>
      <text:p text:style-name="P1"><text:s text:c="3"/>CBC: ~63 bits κατεστραμμένα συνολικά (P1 κυρίως)</text:p>
      <text:p text:style-name="P14"><text:s text:c="3"/>CFB: ~64 bits κατεστραμμένα συνολικά (P2 κυρίως)</text:p>
      <text:p text:style-name="P1"/>
      <text:p text:style-name="P1"/>
      <text:p text:style-name="P1"><text:span text:style-name="T1">ΤΕΛΙΚΑ ΑΠΟΤΕΛΕΣΜΑΤΑ</text:span></text:p>
      <text:p text:style-name="P1"/>
      <text:p text:style-name="P1">CBC MODE:</text:p>
      <text:p text:style-name="P1">- Αρχικά blocks: P1 και P2 (από 128 bits το καθένα)</text:p>
      <text:p text:style-name="P1">- Σφάλμα: 1 bit flip στο C1 (position 17)</text:p>
      <text:p text:style-name="P1">- Αποτέλεσμα αποκρυπτογράφησης:</text:p>
      <text:p text:style-name="P1"><text:s text:c="2"/>* P1': 62 bits διαφέρουν (48.4% του block) - ΚΑΤΕΣΤΡΑΜΜΕΝΟ</text:p>
      <text:p text:style-name="P1"><text:s text:c="2"/>* P2': 1 bit διαφέρει (0.78% του block) - ΣΧΕΔΟΝ ΑΝΕΠΗΡΕΑΣΤΟ</text:p>
      <text:p text:style-name="P1"/>
      <text:p text:style-name="P1">CFB MODE:</text:p>
      <text:p text:style-name="P1">- Αρχικά blocks: P1 και P2 (από 128 bits το καθένα)</text:p>
      <text:p text:style-name="P1">- Σφάλμα: 1 bit flip στο C1 (position 17)</text:p>
      <text:p text:style-name="P1">- Αποτέλεσμα αποκρυπτογράφησης:</text:p>
      <text:p text:style-name="P1"><text:s text:c="2"/>* P1': 1 bit διαφέρει (0.78% του block) - ΣΧΕΔΟΝ ΑΝΕΠΗΡΕΑΣΤΟ</text:p>
      <text:p text:style-name="P1"><text:s text:c="2"/>* P2': 63 bits διαφέρουν (49.2% του block) - ΚΑΤΕΣΤΡΑΜΜΕΝΟ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7">ΕΡΜΗΝΕΙΑ ΚΑΙ ΠΡΑΚΤΙΚΕΣ ΕΠΙΠΤΩΣΕΙΣ</text:p>
      <text:p text:style-name="P1"/>
      <text:p text:style-name="P1">1. ERROR RECOVERY:</text:p>
      <text:p text:style-name="P1"><text:s text:c="3"/></text:p>
      <text:p text:style-name="P1"><text:s text:c="3"/>CBC: Το σφάλμα είναι "self-healing". Μετά από 2 blocks, η μετάδοση </text:p>
      <text:p text:style-name="P1"><text:s text:c="3"/>επανέρχεται στο φυσιολογικό. Ο δέκτης μπορεί να απορρίψει το P1 και </text:p>
      <text:p text:style-name="P1"><text:s text:c="3"/>να συνεχίσει με σχεδόν σωστό P2.</text:p>
      <text:p text:style-name="P1"><text:s text:c="3"/></text:p>
      <text:p text:style-name="P1"><text:s text:c="3"/>CFB: Το σφάλμα είναι "self-limiting" αλλά με delayed effect. Το P1 </text:p>
      <text:p text:style-name="P1"><text:s text:c="3"/>είναι σχεδόν σωστό, αλλά το P2 καταστρέφεται. Μετά το P2, η μετάδοση </text:p>
      <text:p text:style-name="P1"><text:s text:c="3"/>επανέρχεται.</text:p>
      <text:p text:style-name="P1"/>
      <text:p text:style-name="P1">2. ΧΡΗΣΗ ΣΕ NOISY CHANNELS:</text:p>
      <text:p text:style-name="P1"><text:s text:c="3"/></text:p>
      <text:p text:style-name="P1"><text:s text:c="3"/>CBC: Προτιμότερο όταν θέλουμε γρήγορη ανάκαμψη από σφάλματα. Το πρώτο block μετά το σφάλμα καταστρέφεται, αλλά τα επόμενα είναι σχεδόν καλά.</text:p>
      <text:p text:style-name="P1"><text:s text:c="3"/></text:p>
      <text:p text:style-name="P1"><text:s text:c="3"/>CFB: Καλύτερο για εφαρμογές όπου κάθε bit έχει σημασία και θέλουμε να περιορίσουμε την αρχική ζημιά, ακόμα και αν το επόμενο block πάθει.</text:p>
      <text:p text:style-name="P1"/>
      <text:p text:style-name="P1">3. ERROR DETECTION:</text:p>
      <text:p text:style-name="P1"><text:s text:c="3"/></text:p>
      <text:p text:style-name="P1"><text:s text:c="3"/>Και τα δύο modes έχουν παρόμοια συνολική επίδραση (~64 bits corruption),</text:p>
      <text:p text:style-name="P1"><text:s text:c="3"/>αλλά με διαφορετική κατανομή. Για error detection, αυτό σημαίνει:</text:p>
      <text:p text:style-name="P1"><text:s text:c="3"/></text:p>
      <text:p text:style-name="P1"><text:s text:c="3"/>CBC: Αν δούμε garbage στο P1', ξέρουμε ότι υπήρξε πρόβλημα στο C1</text:p>
      <text:p text:style-name="P1"><text:s text:c="3"/>CFB: Αν δούμε garbage στο P2', ξέρουμε ότι υπήρξε πρόβλημα στο C1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1"><text:span text:style-name="T8">4. </text:span>ELGAMAL ΑΡΙΘΜΗΤΙΚΟ ΠΑΡΑΔΕΙΓΜΑ ΑΠΟΚΡΥΠΤΟΓΡΑΦΗΣΗΣ</text:p>
      <text:p text:style-name="P17"/>
      <text:p text:style-name="P7">ΕΙΣΑΓΩΓΗ</text:p>
      <text:p text:style-name="P15"/>
      <text:p text:style-name="P15">Στην τέταρτη εργασία μας ζητήθηκε να υλοποιήσουμε έναν πλήρη κύκλο </text:p>
      <text:p text:style-name="P15">αποκρυπτογράφησης με το κρυπτοσύστημα ElGamal.</text:p>
      <text:p text:style-name="P15"/>
      <text:p text:style-name="P15">Δεδομένα:</text:p>
      <text:p text:style-name="P15">- Πρώτος αριθμός: p = 23</text:p>
      <text:p text:style-name="P15">- Γεννήτορας: g = 5</text:p>
      <text:p text:style-name="P15">- Ιδιωτικό κλειδί: x = 6</text:p>
      <text:p text:style-name="P15">- Δημόσιο κλειδί: y = g^x mod p</text:p>
      <text:p text:style-name="P15">- Κρυπτογράφημα: C = (C1, C2) = (20, 22)</text:p>
      <text:p text:style-name="P15"/>
      <text:p text:style-name="P15">Ζητούμενα:</text:p>
      <text:p text:style-name="P15">α) Υπολογισμός του C1^x mod p</text:p>
      <text:p text:style-name="P15">β) Εύρεση του πολλαπλασιαστικού αντίστροφου του C1^x mod p</text:p>
      <text:p text:style-name="P15">γ) Ανάκτηση του μηνύματος M και εμφάνιση ενδιάμεσων βημάτων</text:p>
      <text:p text:style-name="P15"/>
      <text:p text:style-name="P15"/>
      <text:p text:style-name="P7">ΘΕΩΡΗΤΙΚΟ ΥΠΟΒΑΘΡΟ - ELGAMAL ΚΡΥΠΤΟΣΥΣΤΗΜΑ</text:p>
      <text:p text:style-name="P15"/>
      <text:p text:style-name="P15">Το ElGamal είναι ένα κρυπτοσύστημα δημόσιου κλειδιού που βασίζεται στο</text:p>
      <text:p text:style-name="P15">πρόβλημα του διακριτού λογαρίθμου.</text:p>
      <text:p text:style-name="P15"/>
      <text:p text:style-name="P15">ΔΗΜΙΟΥΡΓΙΑ ΚΛΕΙΔΙΩΝ:</text:p>
      <text:p text:style-name="P15">1. Επιλέγεται ένας μεγάλος πρώτος p και γεννήτορας g της Z*p</text:p>
      <text:p text:style-name="P15">2. Επιλέγεται τυχαίο ιδιωτικό κλειδί x ∈ {1, 2, ..., p-2}</text:p>
      <text:p text:style-name="P15">3. Υπολογίζεται το δημόσιο κλειδί: y = g^x mod p</text:p>
      <text:p text:style-name="P15">4. Δημόσιο κλειδί: (p, g, y)</text:p>
      <text:p text:style-name="P15">5. Ιδιωτικό κλειδί: x</text:p>
      <text:p text:style-name="P15"/>
      <text:p text:style-name="P15">ΚΡΥΠΤΟΓΡΑΦΗΣΗ (από τον αποστολέα):</text:p>
      <text:p text:style-name="P15">Για να κρυπτογραφήσει μήνυμα M:</text:p>
      <text:p text:style-name="P15">1. Επιλέγει τυχαίο k ∈ {1, 2, ..., p-2}</text:p>
      <text:p text:style-name="P15">2. Υπολογίζει: C1 = g^k mod p</text:p>
      <text:p text:style-name="P15">3. Υπολογίζει: C2 = M · y^k mod p</text:p>
      <text:p text:style-name="P15">4. Κρυπτογράφημα: C = (C1, C2)</text:p>
      <text:p text:style-name="P15"/>
      <text:p text:style-name="P15">ΑΠΟΚΡΥΠΤΟΓΡΑΦΗΣΗ (από τον παραλήπτη):</text:p>
      <text:p text:style-name="P15">Για να αποκρυπτογραφήσει το C = (C1, C2):</text:p>
      <text:p text:style-name="P15">1. Υπολογίζει το shared secret: s = C1^x mod p</text:p>
      <text:p text:style-name="P15">2. Βρίσκει τον αντίστροφο: s^(-1) mod p</text:p>
      <text:p text:style-name="P15">3. Ανακτά το μήνυμα: M = C2 · s^(-1) mod p</text:p>
      <text:p text:style-name="P15"/>
      <text:p text:style-name="P15"><text:soft-page-break/>ΜΑΘΗΜΑΤΙΚΗ ΕΠΑΛΗΘΕΥΣΗ:</text:p>
      <text:p text:style-name="P15">Το σύστημα λειτουργεί επειδή:</text:p>
      <text:p text:style-name="P15"><text:s text:c="2"/>s = C1^x mod p = (g^k)^x mod p = g^(kx) mod p</text:p>
      <text:p text:style-name="P15"><text:s text:c="2"/>y^k mod p = (g^x)^k mod p = g^(kx) mod p</text:p>
      <text:p text:style-name="P15"><text:s text:c="2"/></text:p>
      <text:p text:style-name="P15">Άρα: C2 · s^(-1) = M · y^k · (C1^x)^(-1) </text:p>
      <text:p text:style-name="P15"><text:s text:c="18"/>= M · g^(kx) · (g^(kx))^(-1)</text:p>
      <text:p text:style-name="P15"><text:s text:c="18"/>= M · 1 = M</text:p>
      <text:p text:style-name="P15"/>
      <text:p text:style-name="P15"/>
      <text:p text:style-name="P7">ΜΕΘΟΔΟΛΟΓΙΑ</text:p>
      <text:p text:style-name="P15"/>
      <text:p text:style-name="P15">Για την επίλυση του προβλήματος υλοποίησα:</text:p>
      <text:p text:style-name="P15"/>
      <text:p text:style-name="P15">1. ΕΠΕΚΤΑΜΕΝΟΣ ΑΛΓΟΡΙΘΜΟΣ ΕΥΚΛΕΙΔΗ (Extended Euclidean Algorithm)</text:p>
      <text:p text:style-name="P15"><text:s text:c="3"/>Η συνάρτηση extended_euclid(a, b) υπολογίζει:</text:p>
      <text:p text:style-name="P15"><text:s text:c="3"/>- Το gcd(a, b)</text:p>
      <text:p text:style-name="P15"><text:s text:c="3"/>- Τους συντελεστές Bézout s και t τέτοιους ώστε: a·s + b·t = gcd(a,b)</text:p>
      <text:p text:style-name="P15"><text:s text:c="3"/>- Καταγράφει κάθε βήμα του αλγορίθμου για διαφάνεια</text:p>
      <text:p text:style-name="P15"/>
      <text:p text:style-name="P15">2. ΠΟΛΛΑΠΛΑΣΙΑΣΤΙΚΟΣ ΑΝΤΙΣΤΡΟΦΟΣ (Modular Inverse)</text:p>
      <text:p text:style-name="P15"><text:s text:c="3"/>Η συνάρτηση mod_inverse(a, modulus) χρησιμοποιεί τον επεκταμένο </text:p>
      <text:p text:style-name="P15"><text:s text:c="3"/>αλγόριθμο Ευκλείδη για να βρει τον αριθμό inv τέτοιο ώστε:</text:p>
      <text:p text:style-name="P15"><text:s text:c="3"/>(a · inv) mod modulus = 1</text:p>
      <text:p text:style-name="P15"/>
      <text:p text:style-name="P15">3. ΤΑΧΕΙΑ ΥΨΩΣΗ ΣΕ ΔΥΝΑΜΗ (Fast Exponentiation)</text:p>
      <text:p text:style-name="P15"><text:s text:c="3"/>Χρησιμοποίησα την ενσωματωμένη συνάρτηση pow(base, exp, mod) της Python που υλοποιεί τον αλγόριθμο square-and-multiply για αποδοτικούς υπολογισμούς.</text:p>
      <text:p text:style-name="P15"/>
      <text:p text:style-name="P15">4. ELGAMAL ΑΠΟΚΡΥΠΤΟΓΡΑΦΗΣΗ</text:p>
      <text:p text:style-name="P15"><text:s text:c="3"/>Ακολούθησα τα βήματα του πρωτοκόλλου:</text:p>
      <text:p text:style-name="P15"><text:s text:c="3"/>- Υπολογισμός shared secret</text:p>
      <text:p text:style-name="P15"><text:s text:c="3"/>- Εύρεση αντίστροφου</text:p>
      <text:p text:style-name="P15"><text:s text:c="3"/>- Ανάκτηση plaintext</text:p>
      <text:p text:style-name="P15"><text:span text:style-name="T1"/></text:p>
      <text:p text:style-name="P15"><text:span text:style-name="T1"/></text:p>
      <text:p text:style-name="P7">ΑΝΑΛΥΤΙΚΟΙ ΥΠΟΛΟΓΙΣΜΟΙ ΚΑΙ ΕΝΔΙΑΜΕΣΑ ΒΗΜΑΤΑ</text:p>
      <text:p text:style-name="P15"/>
      <text:p text:style-name="P15">ΔΟΣΜΕΝΕΣ ΠΑΡΑΜΕΤΡΟΙ:</text:p>
      <text:p text:style-name="P15"/>
      <text:p text:style-name="P15">Πρώτος: p = 23</text:p>
      <text:p text:style-name="P15">Γεννήτορας: g = 5</text:p>
      <text:p text:style-name="P15">Ιδιωτικό κλειδί: x = 6</text:p>
      <text:p text:style-name="P15">Κρυπτογράφημα: C = (C1, C2) = (20, 22)</text:p>
      <text:p text:style-name="P15"/>
      <text:p text:style-name="P15">ΒΗΜΑ 0: ΥΠΟΛΟΓΙΣΜΟΣ ΔΗΜΟΣΙΟΥ ΚΛΕΙΔΙΟΥ</text:p>
      <text:p text:style-name="P15"/>
      <text:p text:style-name="P15">Το δημόσιο κλειδί είναι:</text:p>
      <text:p text:style-name="P15">y = g^x mod p = 5^6 mod 23</text:p>
      <text:p text:style-name="P15"><text:soft-page-break/></text:p>
      <text:p text:style-name="P15">Υπολογισμός του 5^6 mod 23:</text:p>
      <text:p text:style-name="P15">5^1 = 5</text:p>
      <text:p text:style-name="P15">5^2 = 25 mod 23 = 2</text:p>
      <text:p text:style-name="P15">5^3 = 5 · 2 = 10 mod 23 = 10</text:p>
      <text:p text:style-name="P15">5^4 = 5 · 10 = 50 mod 23 = 4</text:p>
      <text:p text:style-name="P15">5^5 = 5 · 4 = 20 mod 23 = 20</text:p>
      <text:p text:style-name="P15">5^6 = 5 · 20 = 100 mod 23 = 8</text:p>
      <text:p text:style-name="P15"/>
      <text:p text:style-name="P15">Άρα: <text:span text:style-name="T3">y = 8</text:span></text:p>
      <text:p text:style-name="P15"/>
      <text:p text:style-name="P15">ΒΗΜΑ α: ΥΠΟΛΟΓΙΣΜΟΣ ΤΟΥ C1^x mod p</text:p>
      <text:p text:style-name="P15"/>
      <text:p text:style-name="P15">Shared secret = C1^x mod p = 20^6 mod 23</text:p>
      <text:p text:style-name="P15"/>
      <text:p text:style-name="P16">Υπολογισμός του 20^6 mod 23:</text:p>
      <text:p text:style-name="P15"><text:s text:c="2"/>20^1 = 20</text:p>
      <text:p text:style-name="P15"><text:s text:c="2"/>20^2 = 400 mod 23 = 8</text:p>
      <text:p text:style-name="P15"><text:s text:c="2"/>20^3 = 20 · 8 = 160 mod 23 = 22</text:p>
      <text:p text:style-name="P15"><text:s text:c="2"/>20^4 = 20 · 22 = 440 mod 23 = 2</text:p>
      <text:p text:style-name="P15"><text:s text:c="2"/>20^5 = 20 · 2 = 40 mod 23 = 17</text:p>
      <text:p text:style-name="P15"><text:s text:c="2"/>20^6 = 20 · 17 = 340 mod 23 = 16</text:p>
      <text:p text:style-name="P15"/>
      <text:p text:style-name="P15">Άρα: <text:span text:style-name="T3">C1^x mod p = 16</text:span></text:p>
      <text:p text:style-name="P15"/>
      <text:p text:style-name="P15">ΒΗΜΑ β: ΕΥΡΕΣΗ ΑΝΤΙΣΤΡΟΦΟΥ ΤΟΥ 16 mod 23</text:p>
      <text:p text:style-name="P15"/>
      <text:p text:style-name="P15">Πρέπει να βρούμε τον αριθμό inv τέτοιο ώστε:</text:p>
      <text:p text:style-name="P15">16 · inv ≡ 1 (mod 23)</text:p>
      <text:p text:style-name="P15"/>
      <text:p text:style-name="P15">Χρησιμοποιούμε τον επεκταμένο αλγόριθμο Ευκλείδη για τα (16, 23).</text:p>
      <text:p text:style-name="P15"/>
      <text:p text:style-name="P15">ΒΗΜΑ γ: ΑΝΑΛΥΤΙΚΑ ΒΗΜΑΤΑ ΕΠΕΚΤΑΜΕΝΟΥ ΑΛΓΟΡΙΘΜΟΥ ΕΥΚΛΕΙΔΗ</text:p>
      <text:p text:style-name="P15"/>
      <text:p text:style-name="P15">Ο επεκταμένος αλγόριθμος Ευκλείδη βρίσκει συντελεστές s, t τέτοιους ώστε:</text:p>
      <text:p text:style-name="P15">16 · s + 23 · t = gcd(16, 23) = 1</text:p>
      <text:p text:style-name="P15"/>
      <text:p text:style-name="P15">Αρχικοποίηση:</text:p>
      <text:p text:style-name="P15">r₀ = 23, s₀ = 0, t₀ = 1</text:p>
      <text:p text:style-name="P15">r₁ = 16, s₁ = 1, t₁ = 0</text:p>
      <text:p text:style-name="P15"/>
      <text:p text:style-name="P15">Επανάληψη 1:</text:p>
      <text:p text:style-name="P15">q₁ = ⌊23 / 16⌋ = 1</text:p>
      <text:p text:style-name="P15">r₂ = 23 - 1·16 = 7</text:p>
      <text:p text:style-name="P15">s₂ = 0 - 1·1 = -1</text:p>
      <text:p text:style-name="P15">t₂ = 1 - 1·0 = 1</text:p>
      <text:p text:style-name="P15">Έλεγχος: 16·(-1) + 23·1 = -16 + 23 = <text:span text:style-name="T3">7</text:span></text:p>
      <text:p text:style-name="P15"/>
      <text:p text:style-name="P15">Επανάληψη 2:</text:p>
      <text:p text:style-name="P15">q₂ = ⌊16 / 7⌋ = 2</text:p>
      <text:p text:style-name="P15">r₃ = 16 - 2·7 = 2</text:p>
      <text:p text:style-name="P15">s₃ = 1 - 2·(-1) = 3</text:p>
      <text:p text:style-name="P15"><text:soft-page-break/>t₃ = 0 - 2·1 = -2</text:p>
      <text:p text:style-name="P15">Έλεγχος: 16·3 + 23·(-2) = 48 - 46 = <text:span text:style-name="T3">2</text:span></text:p>
      <text:p text:style-name="P15"/>
      <text:p text:style-name="P15"/>
      <text:p text:style-name="P15">Επανάληψη 3:</text:p>
      <text:p text:style-name="P15">q₃ = ⌊7 / 2⌋ = 3</text:p>
      <text:p text:style-name="P15">r₄ = 7 - 3·2 = 1</text:p>
      <text:p text:style-name="P15">s₄ = -1 - 3·3 = -10</text:p>
      <text:p text:style-name="P15">t₄ = 1 - 3·(-2) = 7</text:p>
      <text:p text:style-name="P15">Έλεγχος: 16·(-10) + 23·7 = -160 + 161 = <text:span text:style-name="T3">1</text:span></text:p>
      <text:p text:style-name="P15"/>
      <text:p text:style-name="P15">Επανάληψη 4:</text:p>
      <text:p text:style-name="P15">q₄ = ⌊2 / 1⌋ = 2</text:p>
      <text:p text:style-name="P15">r₅ = 2 - 2·1 = 0</text:p>
      <text:p text:style-name="P15">Τέλος αλγορίθμου (υπόλοιπο = <text:span text:style-name="T3">0</text:span>)</text:p>
      <text:p text:style-name="P15"/>
      <text:p text:style-name="P15">ΑΠΟΤΕΛΕΣΜΑ:</text:p>
      <text:p text:style-name="P15">gcd(16, 23) = 1</text:p>
      <text:p text:style-name="P15">Συντελεστές Bézout: <text:span text:style-name="T3">s = -10, t = 7</text:span></text:p>
      <text:p text:style-name="P15">Επαλήθευση: 16·(-10) + 23·7 = -160 + 161 = 1</text:p>
      <text:p text:style-name="P15"/>
      <text:p text:style-name="P15">Ο <text:span text:style-name="T3">πολλαπλασιαστικός αντίστροφος</text:span> του 16 mod 23 είναι:</text:p>
      <text:p text:style-name="P15">inv = s mod 23 = -10 mod 23 = <text:span text:style-name="T3">13</text:span></text:p>
      <text:p text:style-name="P15"/>
      <text:p text:style-name="P15">Επαλήθευση: 16 · 13 = 208 = 9·23 + 1 ≡ 1 (mod 23)</text:p>
      <text:p text:style-name="P15"/>
      <text:p text:style-name="P15">ΠΙΝΑΚΑΣ ΒΗΜΑΤΩΝ EXTENDED EUCLIDEAN:</text:p>
      <text:p text:style-name="P15"/>
      <text:p text:style-name="P15"><text:span text:style-name="T9">step</text:span>| <text:span text:style-name="T3">q</text:span> | <text:span text:style-name="T3">r</text:span> <text:s text:c="2"/>| <text:span text:style-name="T3">s </text:span><text:s text:c="3"/>| <text:span text:style-name="T3">t</text:span></text:p>
      <text:p text:style-name="P15">-----|---- |---- | -----|----</text:p>
      <text:p text:style-name="P15"><text:s text:c="2"/>0 <text:s/>| - <text:s text:c="2"/>| 23 | <text:s/>0 <text:s text:c="2"/>| <text:s/>1</text:p>
      <text:p text:style-name="P15"><text:s text:c="2"/>1 <text:s/>| 1 <text:s/>| 16 | <text:s/>1 <text:s text:c="2"/>| <text:s/>0</text:p>
      <text:p text:style-name="P15"><text:s text:c="2"/>2 <text:s/>| 2 <text:s/>| <text:s/>7 <text:s/>| -1 <text:s text:c="2"/>| <text:s/>1</text:p>
      <text:p text:style-name="P15"><text:s text:c="2"/>3 <text:s/>| 3 <text:s/>| <text:s/>2 <text:s/>| <text:s/>3 <text:s text:c="2"/>| -2</text:p>
      <text:p text:style-name="P15"><text:s text:c="2"/>4 <text:s/>| 2 <text:s/>| <text:s/>1 <text:s/>|-10 <text:s/>| <text:s/>7</text:p>
      <text:p text:style-name="P15"><text:span text:style-name="T9">END</text:span>| - <text:s/>| <text:s/>1 <text:s/>|-10 <text:s/>| <text:s/>7</text:p>
      <text:p text:style-name="P15"/>
      <text:p text:style-name="P15">ΒΗΜΑ ΑΠΟΚΡΥΠΤΟΓΡΑΦΗΣΗΣ: ΑΝΑΚΤΗΣΗ ΜΗΝΥΜΑΤΟΣ M</text:p>
      <text:p text:style-name="P15"/>
      <text:p text:style-name="P15">M = C2 · (C1^x)^(-1) mod p</text:p>
      <text:p text:style-name="P15">M = 22 · 13 mod 23</text:p>
      <text:p text:style-name="P15">M = 286 mod 23</text:p>
      <text:p text:style-name="P15">M = 286 - 12·23</text:p>
      <text:p text:style-name="P15">M = 286 - 276</text:p>
      <text:p text:style-name="P18">M = 10</text:p>
      <text:p text:style-name="P15"/>
      <text:p text:style-name="P15">Άρα <text:span text:style-name="T3">το αποκρυπτογραφημένο μήνυμα είναι: M = 10</text:span></text:p>
      <text:p text:style-name="P15"><text:span text:style-name="T1"/></text:p>
      <text:p text:style-name="P15"><text:span text:style-name="T1"/></text:p>
      <text:p text:style-name="P7">ΕΠΑΛΗΘΕΥΣΗ ΟΡΘΟΤΗΤΑΣ</text:p>
      <text:p text:style-name="P15"/>
      <text:p text:style-name="P15"><text:soft-page-break/>Για να επαληθεύσουμε ότι το M = 10 είναι σωστό, μπορούμε να προσομοιώσουμε την κρυπτογράφηση και να δούμε αν παράγει το ίδιο κρυπτογράφημα.</text:p>
      <text:p text:style-name="P15"/>
      <text:p text:style-name="P15">Έστω ότι ο αποστολέας θέλει να κρυπτογραφήσει M = 10 και επέλεξε k = <text:span text:style-name="T9">5</text:span></text:p>
      <text:p text:style-name="P15">(το οποίο δεν γνωρίζουμε εκ των προτέρων).</text:p>
      <text:p text:style-name="P15"/>
      <text:p text:style-name="P15">ΕΠΑΛΗΘΕΥΣΗ ΜΕ k = 5:</text:p>
      <text:p text:style-name="P15"/>
      <text:p text:style-name="P15"><text:span text:style-name="T3">C1</text:span> = g^k mod p = 5^5 mod 23 = <text:span text:style-name="T3">20</text:span></text:p>
      <text:p text:style-name="P15"/>
      <text:p text:style-name="P15">C2 = M · y^k mod p = 10 · 8^5 mod 23</text:p>
      <text:p text:style-name="P15"/>
      <text:p text:style-name="P15">Υπολογισμός 8^5 mod 23:</text:p>
      <text:p text:style-name="P15">8^1 = 8</text:p>
      <text:p text:style-name="P15">8^2 = 64 mod 23 = 18</text:p>
      <text:p text:style-name="P15">8^3 = 8 · 18 = 144 mod 23 = 6</text:p>
      <text:p text:style-name="P15">8^4 = 8 · 6 = 48 mod 23 = 2</text:p>
      <text:p text:style-name="P15">8^5 = 8 · 2 = 16 mod 23 = 16</text:p>
      <text:p text:style-name="P15"/>
      <text:p text:style-name="P15"><text:span text:style-name="T3">C2</text:span> = 10 · 16 mod 23 = 160 mod 23 = <text:span text:style-name="T3">22</text:span></text:p>
      <text:p text:style-name="P15"/>
      <text:p text:style-name="P15">Επαλήθευση: C = (20, 22)</text:p>
      <text:p text:style-name="P15"/>
      <text:p text:style-name="P15">Το κρυπτογράφημα ταιριάζει! Άρα το M = 10 είναι το σωστό μήνυμα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cmex10" svg:font-family="cmex10" style:font-pitch="variable"/>
    <style:font-face style:name="cmr10" svg:font-family="cmr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0:38:58.401164206</meta:creation-date>
    <dc:date>2025-11-30T22:18:26.519515753</dc:date>
    <meta:editing-duration>PT11M26S</meta:editing-duration>
    <meta:editing-cycles>1</meta:editing-cycles>
    <meta:document-statistic meta:table-count="0" meta:image-count="0" meta:object-count="0" meta:page-count="19" meta:paragraph-count="559" meta:word-count="3839" meta:character-count="21682" meta:non-whitespace-character-count="17798"/>
    <meta:generator>LibreOffice/24.2.7.2$Linux_X86_64 LibreOffice_project/420$Build-2</meta:generator>
  </office:meta>
</office:document-meta>
</file>